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</style:style>
    <style:style style:name="P9" style:family="paragraph" style:parent-style-name="Text_20_body" style:list-style-name="L9"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</style:style>
    <style:style style:name="P39" style:family="paragraph" style:parent-style-name="Text_20_body" style:list-style-name="L39"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</style:style>
    <style:style style:name="P42" style:family="paragraph" style:parent-style-name="Text_20_body" style:list-style-name="L42">
    </style:style>
    <style:style style:name="P43" style:family="paragraph" style:parent-style-name="Text_20_body" style:list-style-name="L43">
      <style:paragraph-properties fo:margin-top="0in" fo:margin-bottom="0in"/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  <style:paragraph-properties fo:margin-top="0in" fo:margin-bottom="0in"/>
    </style:style>
    <style:style style:name="P47" style:family="paragraph" style:parent-style-name="Text_20_body" style:list-style-name="L47">
      <style:paragraph-properties fo:margin-top="0in" fo:margin-bottom="0in"/>
    </style:style>
  </office:automatic-styles>
  <office:body>
    <office:text>
      <text:p text:style-name="Title">PostgreSQL</text:p>
      <text:p text:style-name="Subtitle">Readme.rmd</text:p>
      <text:p text:style-name="Author">Sergio Pedro R Oliveira</text:p>
      <text:p text:style-name="Date">2022-08-23</text:p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<text:span text:style-name="T1">PostgreSQL</text:span>.</text:p>
      <text:h text:style-name="Heading_20_1" text:outline-level="1"><text:bookmark-start text:name="referência"/>2 Referência<text:bookmark-end text:name="referência"/></text:h>
      <text:p text:style-name="First_20_paragraph">Vídeo aulas “O curso completo de Banco de Dados e SQL, sem mistérios” - Udemy.</text:p>
      <text:p text:style-name="Pagebreak"/>
      <text:h text:style-name="Heading_20_1" text:outline-level="1"><text:bookmark-start text:name="aula-117---instalação-do-postgresql-conectando-servidor-ao-pgadmin-4-e-acessando-psql"/>3 Aula 117 - Instalação do <text:span text:style-name="T1">PostgreSQL</text:span>, conectando servidor ao <text:span text:style-name="T1">pgAdmin 4</text:span> e acessando <text:span text:style-name="T1">psql</text:span><text:bookmark-end text:name="aula-117---instalação-do-postgresql-conectando-servidor-ao-pgadmin-4-e-acessando-psql"/></text:h>
      <text:h text:style-name="Heading_20_2" text:outline-level="2"><text:bookmark-start text:name="instação-do-postgresql"/>3.1 Instação do <text:span text:style-name="T1">PostgreSQL</text:span><text:bookmark-end text:name="instação-do-postgresql"/></text:h>
      <text:h text:style-name="Heading_20_3" text:outline-level="3"><text:bookmark-start text:name="principais-programas"/>3.1.1 Principais programas<text:bookmark-end text:name="principais-programas"/></text:h>
      <text:list text:style-name="L1">
        <text:list-item>
          <text:p text:style-name="P1"><text:span text:style-name="T1">PostgreSQL</text:span><text:line-break/>É um sistema gerenciador de banco de dados objeto relacional (SGBD), desenvolvido como projeto de código aberto, que pode ser baixado pelo site:<text:line-break/><text:a xlink:type="simple" xlink:href="https://www.postgresql.org/download/" office:name=""><text:span text:style-name="Definition">https://www.postgresql.org/download/</text:span></text:a><text:line-break/></text:p>
        </text:list-item>
        <text:list-item>
          <text:p text:style-name="P1"><text:span text:style-name="T1">pgAdmin 4</text:span><text:line-break/>É uma interface web com o banco de dados. Pode ser baixado pelo site:<text:line-break/><text:a xlink:type="simple" xlink:href="https://www.pgadmin.org/download/" office:name=""><text:span text:style-name="Definition">https://www.pgadmin.org/download/</text:span></text:a><text:line-break/></text:p>
        </text:list-item>
        <text:list-item>
          <text:p text:style-name="P1"><text:span text:style-name="T1">psql</text:span><text:line-break/>O psql é um front-end baseado em terminal para o PostgreSQL.<text:line-break/></text:p>
        </text:list-item>
        <text:list-item>
          <text:p text:style-name="P1"><text:span text:style-name="T1">Sublime Text</text:span><text:line-break/></text:p>
          <text:list text:style-name="L2">
            <text:list-item>
              <text:p text:style-name="P2">Sublime Text é um editor de código-fonte multi-plataforma.<text:line-break/></text:p>
            </text:list-item>
            <text:list-item>
              <text:p text:style-name="P2">Ele suporta nativamente muitas linguagens de programação e linguagens de marcação.<text:line-break/></text:p>
            </text:list-item>
            <text:list-item>
              <text:p text:style-name="P2">Serve para escrever os script’s “.sql”, antes de lançar no banco de dados.<text:line-break/></text:p>
            </text:list-item>
          </text:list>
        </text:list-item>
      </text:list>
      <text:h text:style-name="Heading_20_2" text:outline-level="2"><text:bookmark-start text:name="conectando-pgadmin-4-ao-servidor"/>3.2 Conectando <text:span text:style-name="T1">pgAdmin 4</text:span> ao Servidor<text:bookmark-end text:name="conectando-pgadmin-4-ao-servidor"/></text:h>
      <text:list text:style-name="L3">
        <text:list-item>
          <text:p text:style-name="P3">Primeiro apois afazer as instalações, ao abrir o <text:span text:style-name="T1">pgAdmin 4</text:span>, o programa vai pedir para registrar uma senha para proteção do sistema.<text:line-break/></text:p>
        </text:list-item>
        <text:list-item>
          <text:p text:style-name="P3">Antes de adicionar o novo servidor no <text:span text:style-name="T1">pgAdmin 4</text:span>, é necessário mudar a senha do PostgreSQL, acessando ele pelo terminal, pelo <text:span text:style-name="T1">psql</text:span>.<text:line-break/></text:p>
          <text:list text:style-name="L4">
            <text:list-item>
              <text:p text:style-name="P4">Assim se torna necessário abrir o terminal e acessar o psql:<text:line-break/>sudo -u postgres psql<text:line-break/><text:span text:style-name="T2">senha_sudo</text:span><text:line-break/></text:p>
            </text:list-item>
            <text:list-item>
              <text:p text:style-name="P4">Para mudar a senha do usuario postgres, basta digitar o comando:<text:line-break/><text:span text:style-name="T1">ALTER USER</text:span> postgres <text:span text:style-name="T1">PASSWORD</text:span> ‘<text:span text:style-name="T2">novo_password</text:span>’<text:line-break/></text:p>
            </text:list-item>
          </text:list>
        </text:list-item>
        <text:list-item>
          <text:p text:style-name="P3">Após a mudança da senha, podemos registrar o novo servidor no <text:span text:style-name="T1">pgAdmin 4</text:span>.<text:line-break/></text:p>
          <text:list text:style-name="L5">
            <text:list-item>
              <text:p text:style-name="P5">Clickar com o botão esquerdo em “servers” &gt; “Register” &gt; “server”.<text:line-break/></text:p>
            </text:list-item>
            <text:list-item>
              <text:p text:style-name="P5">Na aba “General”, basta adicionar um nome para o server.<text:line-break/>“<text:span text:style-name="T2">localhost</text:span>” [nome mais comum]<text:line-break/></text:p>
            </text:list-item>
            <text:list-item>
              <text:p text:style-name="P5">Na aba “Connection” é necessário preencher:<text:line-break/></text:p>
              <text:list text:style-name="L6">
                <text:list-item>
                  <text:p text:style-name="P6">Hostname: “localhost”<text:line-break/></text:p>
                </text:list-item>
                <text:list-item>
                  <text:p text:style-name="P6">Port: 5432<text:line-break/></text:p>
                </text:list-item>
                <text:list-item>
                  <text:p text:style-name="P6">Maintenance database: postgres<text:line-break/></text:p>
                </text:list-item>
                <text:list-item>
                  <text:p text:style-name="P6">Username: postgres<text:line-break/></text:p>
                </text:list-item>
                <text:list-item>
                  <text:p text:style-name="P6">Password: [repetir a senha cadastrada anteriormente no psql]<text:line-break/></text:p>
                </text:list-item>
              </text:list>
            </text:list-item>
            <text:list-item>
              <text:p text:style-name="P5">Ao clicar em “<text:span text:style-name="T1">Salvar</text:span>” o novo servidor estará conectado.<text:line-break/></text:p>
            </text:list-item>
          </text:list>
        </text:list-item>
      </text:list>
      <text:h text:style-name="Heading_20_2" text:outline-level="2"><text:bookmark-start text:name="acessando-postgresql-pelo-terminal---psql"/>3.3 Acessando <text:span text:style-name="T1">PostgreSQL</text:span> pelo terminal - psql<text:bookmark-end text:name="acessando-postgresql-pelo-terminal---psql"/></text:h>
      <text:list text:style-name="L7">
        <text:list-item>
          <text:p text:style-name="P7">Para acessar o <text:span text:style-name="T1">PostgreSQL</text:span> pelo terminal do <text:span text:style-name="T1">UBUNTU</text:span> o comando é:<text:line-break/>sudo -u postgres psql<text:line-break/><text:span text:style-name="T2">senha_sudo</text:span><text:line-break/></text:p>
        </text:list-item>
      </text:list>
      <text:h text:style-name="Heading_20_2" text:outline-level="2"><text:bookmark-start text:name="alterando-senha-do-usuario-postgres"/>3.4 Alterando senha do usuario postgres<text:bookmark-end text:name="alterando-senha-do-usuario-postgres"/></text:h>
      <text:list text:style-name="L8">
        <text:list-item>
          <text:p text:style-name="P8">O comando para alterar usuário e senha no Postgres pelo terminal é:<text:line-break/><text:span text:style-name="T1">ALTER USER</text:span> postgres <text:span text:style-name="T1">PASSWORD</text:span> ‘<text:span text:style-name="T2">novo_password</text:span>’<text:line-break/></text:p>
        </text:list-item>
        <text:list-item>
          <text:p text:style-name="P8">Este comando é útil para conectar o servidor a insterface <text:span text:style-name="T2">pgAdmin4</text:span>, pois necessita criar uma senhar para o usuário <text:span text:style-name="T2">postgres</text:span>.<text:line-break/></text:p>
        </text:list-item>
      </text:list>
      <text:p text:style-name="Pagebreak"/>
      <text:h text:style-name="Heading_20_1" text:outline-level="1"><text:bookmark-start text:name="aula-119---primeiros-passos-pgadmin4"/>4 Aula 119 - Primeiros passos <text:span text:style-name="T1">pgAdmin4</text:span><text:bookmark-end text:name="aula-119---primeiros-passos-pgadmin4"/></text:h>
      <text:h text:style-name="Heading_20_2" text:outline-level="2"><text:bookmark-start text:name="acessando-um-banco-de-dados"/>4.1 Acessando um banco de dados<text:bookmark-end text:name="acessando-um-banco-de-dados"/></text:h>
      <text:list text:style-name="L9">
        <text:list-item>
          <text:p text:style-name="P9">Para acessar um dos bancos de dados, basta abrir o programa <text:span text:style-name="T1">pgAdmin 4</text:span>.<text:line-break/></text:p>
        </text:list-item>
        <text:list-item>
          <text:p text:style-name="P9">Inserir a senha de proteção do programa.<text:line-break/></text:p>
        </text:list-item>
        <text:list-item>
          <text:p text:style-name="P9">Clickar dentro aba lateral “<text:span text:style-name="T1">Browser</text:span>” na opção <text:span text:style-name="T1">Servers</text:span> para se conectar ao servidor.<text:line-break/></text:p>
        </text:list-item>
        <text:list-item>
          <text:p text:style-name="P9">Inserir a senha do <text:span text:style-name="T1">servidor</text:span>.<text:line-break/></text:p>
        </text:list-item>
        <text:list-item>
          <text:p text:style-name="P9">Assim, será mostrado o nome do servidor, expandindo ele, será mostrado os bancos de dados que nele estão contidos.<text:line-break/></text:p>
        </text:list-item>
        <text:list-item>
          <text:p text:style-name="P9">Entre os bancos de dados disponiveis o “<text:span text:style-name="T2">postgre</text:span>” é o bando de dados reservado do sistema.<text:line-break/></text:p>
          <text:list text:style-name="L10">
            <text:list-item>
              <text:p text:style-name="P10">o <text:span text:style-name="T2">postgre</text:span> é o nome do root do sistema <text:span text:style-name="T1">PostgreSQL</text:span>.<text:line-break/></text:p>
            </text:list-item>
          </text:list>
        </text:list-item>
      </text:list>
      <text:h text:style-name="Heading_20_2" text:outline-level="2"><text:bookmark-start text:name="criando-um-novo-banco-de-dados"/>4.2 Criando um novo banco de dados<text:bookmark-end text:name="criando-um-novo-banco-de-dados"/></text:h>
      <text:list text:style-name="L11">
        <text:list-item>
          <text:p text:style-name="P11">Na aba lateral “<text:span text:style-name="T1">Browser</text:span>”, nas opções <text:span text:style-name="T1">Servers</text:span> &gt; <text:span text:style-name="T1">localhost</text:span> &gt; <text:span text:style-name="T1">Databases</text:span>.<text:line-break/></text:p>
        </text:list-item>
        <text:list-item>
          <text:p text:style-name="P11">Para criar um novo banco de dados:<text:line-break/></text:p>
          <text:list text:style-name="L12">
            <text:list-item>
              <text:p text:style-name="P12">Clickar na opção <text:span text:style-name="T1">Databases</text:span> com o botão direito.<text:line-break/></text:p>
            </text:list-item>
            <text:list-item>
              <text:p text:style-name="P12">Seguir as opções: <text:span text:style-name="T1">Create</text:span> &gt; <text:span text:style-name="T1">Database</text:span>.<text:line-break/></text:p>
            </text:list-item>
            <text:list-item>
              <text:p text:style-name="P12">Preencher as opções na aba “<text:span text:style-name="T1">General</text:span>”:<text:line-break/></text:p>
              <text:list text:style-name="L13">
                <text:list-item>
                  <text:p text:style-name="P13"><text:span text:style-name="T1">Database</text:span>: [Nome do banco de dados]<text:line-break/></text:p>
                </text:list-item>
                <text:list-item>
                  <text:p text:style-name="P13"><text:span text:style-name="T1">Owner</text:span>: [Responsavel pelo banco de dados]<text:line-break/></text:p>
                </text:list-item>
                <text:list-item>
                  <text:p text:style-name="P13"><text:span text:style-name="T1">Comment</text:span>: [Comentario/resumo sobre o banco de dados, um texto]<text:line-break/></text:p>
                </text:list-item>
                <text:list-item>
                  <text:p text:style-name="P13"><text:span text:style-name="T1">Save</text:span> para criar o banco de dados.<text:line-break/></text:p>
                </text:list-item>
              </text:list>
            </text:list-item>
          </text:list>
        </text:list-item>
        <text:list-item>
          <text:p text:style-name="P11">O novo banco de dados e suas pastas estara disponivel na aba lateral <text:span text:style-name="T1">Browser</text:span>, dentro de <text:span text:style-name="T1">Databases</text:span>.<text:line-break/></text:p>
        </text:list-item>
      </text:list>
      <text:h text:style-name="Heading_20_2" text:outline-level="2"><text:bookmark-start text:name="conectando-num-banco-de-dados"/>4.3 Conectando num banco de dados<text:bookmark-end text:name="conectando-num-banco-de-dados"/></text:h>
      <text:list text:style-name="L14">
        <text:list-item>
          <text:p text:style-name="P14">Para se conectar a um banco de dados, basta clickar nele na aba lateral “<text:span text:style-name="T1">Browser</text:span>”.<text:line-break/></text:p>
        </text:list-item>
        <text:list-item>
          <text:p text:style-name="P14">Para verificar em qual banco de dados esta conectado:<text:line-break/></text:p>
          <text:list text:style-name="L15">
            <text:list-item>
              <text:p text:style-name="P15">Dentro da aba superior <text:span text:style-name="T1">Dashboard</text:span> &gt; na parte inferior da janela, nas opções:<text:line-break/></text:p>
              <text:list text:style-name="L16">
                <text:list-item>
                  <text:p text:style-name="P16"><text:span text:style-name="T1">User</text:span> informa o usuário logado, no momento.<text:line-break/></text:p>
                </text:list-item>
                <text:list-item>
                  <text:p text:style-name="P16"><text:span text:style-name="T1">Application</text:span> informa o banco de dados que esta conectado, no momento.<text:line-break/></text:p>
                </text:list-item>
              </text:list>
            </text:list-item>
          </text:list>
        </text:list-item>
      </text:list>
      <text:h text:style-name="Heading_20_2" text:outline-level="2"><text:bookmark-start text:name="abrindo-aba-para-escrever-consulta-sql-query-tool"/>4.4 Abrindo aba para escrever consulta SQL (<text:span text:style-name="T1">Query Tool</text:span>)<text:bookmark-end text:name="abrindo-aba-para-escrever-consulta-sql-query-tool"/></text:h>
      <text:list text:style-name="L17">
        <text:list-item>
          <text:p text:style-name="P17"><text:span text:style-name="T1">Query Tool</text:span> é a aba na qual se escreve as instruções SQL.<text:line-break/></text:p>
        </text:list-item>
        <text:list-item>
          <text:p text:style-name="P17">Na aba superior, na opção <text:span text:style-name="T1">TOOLS</text:span> &gt; <text:span text:style-name="T1">Query Tool</text:span>, abre a aba para escrever as instruções <text:span text:style-name="T1">SQL</text:span>.<text:line-break/></text:p>
        </text:list-item>
      </text:list>
      <text:p text:style-name="Pagebreak"/>
      <text:h text:style-name="Heading_20_1" text:outline-level="1"><text:bookmark-start text:name="aula-120---datestyle"/>5 Aula 120 - datestyle<text:bookmark-end text:name="aula-120---datestyle"/></text:h>
      <text:h text:style-name="Heading_20_2" text:outline-level="2"><text:bookmark-start text:name="padrão-de-data-de-sistema"/>5.1 Padrão de data de sistema<text:bookmark-end text:name="padrão-de-data-de-sistema"/></text:h>
      <text:list text:style-name="L18">
        <text:list-item>
          <text:p text:style-name="P18">O padrão de data do sistema é:<text:line-break/>‘DD/MM/YYYY’, <text:span text:style-name="T1">DMY</text:span>.<text:line-break/></text:p>
        </text:list-item>
      </text:list>
      <text:h text:style-name="Heading_20_2" text:outline-level="2"><text:bookmark-start text:name="função-datestyle"/>5.2 Função datestyle<text:bookmark-end text:name="função-datestyle"/></text:h>
      <text:list text:style-name="L19">
        <text:list-item>
          <text:p text:style-name="P19">É uma função que mostrar o padrão de data (<text:span text:style-name="T1">DATE</text:span>) em que o sistema esta configurado.<text:line-break/></text:p>
        </text:list-item>
        <text:list-item>
          <text:p text:style-name="P19">Sintaxe:<text:line-break/><text:span text:style-name="T1">SHOW</text:span> <text:span text:style-name="T2">DATESTYLE</text:span>;<text:line-break/></text:p>
        </text:list-item>
      </text:list>
      <text:h text:style-name="Heading_20_2" text:outline-level="2"><text:bookmark-start text:name="configurando-um-outro-padrão-de-data"/>5.3 Configurando um outro padrão de data<text:bookmark-end text:name="configurando-um-outro-padrão-de-data"/></text:h>
      <text:list text:style-name="L20">
        <text:list-item>
          <text:p text:style-name="P20">No ubuntu:<text:line-break/></text:p>
          <text:list text:style-name="L21">
            <text:list-item>
              <text:p text:style-name="P21">Na pasta:<text:line-break/>/etc/postgresql/14/main/<text:line-break/></text:p>
            </text:list-item>
            <text:list-item>
              <text:p text:style-name="P21">No arquivo “/postgresql.conf”, onde ficam guardadas as configurações do PostgreSQL.<text:line-break/></text:p>
            </text:list-item>
            <text:list-item>
              <text:p text:style-name="P21">Basta abrir com editor de texto (Sublime text, Notepad++, … ) e procurar por “datestyle”.<text:line-break/></text:p>
            </text:list-item>
            <text:list-item>
              <text:p text:style-name="P21">Para alterar o padrão basta mudar a arrumação das letras e salvar o arquivo.<text:line-break/></text:p>
            </text:list-item>
            <text:list-item>
              <text:p text:style-name="P21">Dado que <text:span text:style-name="T1">dmy</text:span> é:</text:p>
              <text:list text:style-name="L22">
                <text:list-item>
                  <text:p text:style-name="P22"><text:span text:style-name="T1">d</text:span> é day<text:line-break/></text:p>
                </text:list-item>
                <text:list-item>
                  <text:p text:style-name="P22"><text:span text:style-name="T1">m</text:span> é month<text:line-break/></text:p>
                </text:list-item>
                <text:list-item>
                  <text:p text:style-name="P22"><text:span text:style-name="T1">y</text:span> é year<text:line-break/></text:p>
                </text:list-item>
              </text:list>
            </text:list-item>
            <text:list-item>
              <text:p text:style-name="P21">Lembrar de salvar comentado em baixo a configuração original antes salvar uma alteração.<text:line-break/></text:p>
            </text:list-item>
            <text:list-item>
              <text:p text:style-name="P21">Reiniciar o servidor (computador), para implementar as mudanças.<text:line-break/></text:p>
            </text:list-item>
          </text:list>
        </text:list-item>
        <text:list-item>
          <text:p text:style-name="P20">No windows:<text:line-break/></text:p>
          <text:list text:style-name="L23">
            <text:list-item>
              <text:p text:style-name="P23">Na pasta:<text:line-break/>C:/Arquivos de Programas/PostgreSQL/14[<text:span text:style-name="T2">Numero da versão do PostgreSQL</text:span>]/data/<text:line-break/></text:p>
            </text:list-item>
            <text:list-item>
              <text:p text:style-name="P23">No arquivo “/postgresql.conf”, onde ficam guardadas as configurações do PostgreSQL.<text:line-break/></text:p>
            </text:list-item>
            <text:list-item>
              <text:p text:style-name="P23">Basta abrir com editor de texto (Sublime text, Notepad++, … ) e procurar por “datestyle”.<text:line-break/></text:p>
            </text:list-item>
            <text:list-item>
              <text:p text:style-name="P23">Para alterar o padrão basta mudar a arrumação das letras e salvar o arquivo.<text:line-break/></text:p>
            </text:list-item>
            <text:list-item>
              <text:p text:style-name="P23">Dado que <text:span text:style-name="T1">dmy</text:span> é:</text:p>
              <text:list text:style-name="L24">
                <text:list-item>
                  <text:p text:style-name="P24"><text:span text:style-name="T1">d</text:span> é day<text:line-break/></text:p>
                </text:list-item>
                <text:list-item>
                  <text:p text:style-name="P24"><text:span text:style-name="T1">m</text:span> é month<text:line-break/></text:p>
                </text:list-item>
                <text:list-item>
                  <text:p text:style-name="P24"><text:span text:style-name="T1">y</text:span> é year<text:line-break/></text:p>
                </text:list-item>
              </text:list>
            </text:list-item>
            <text:list-item>
              <text:p text:style-name="P23">Lembrar de salvar comentado em baixo a configuração original antes salvar uma alteração.<text:line-break/></text:p>
            </text:list-item>
            <text:list-item>
              <text:p text:style-name="P23">Reiniciar o servidor, para implementar as mudanças.<text:line-break/></text:p>
              <text:list text:style-name="L25">
                <text:list-item>
                  <text:p text:style-name="P25">Para reiniciar o servidor, no “executar”, digitar “serviços” e clickar na opção de programa “SERVIÇOS”.<text:line-break/></text:p>
                </text:list-item>
                <text:list-item>
                  <text:p text:style-name="P25">Dentro de “SERVIÇOS”, o programa vai mostrar todos os serviços do <text:span text:style-name="T1">WINDOWS</text:span>, procurar pelo “PostgreSQL”.<text:line-break/></text:p>
                </text:list-item>
                <text:list-item>
                  <text:p text:style-name="P25">Selecionar o “PostgreSQL” e clickar em “reiniciar o serviço”.<text:line-break/></text:p>
                </text:list-item>
                <text:list-item>
                  <text:p text:style-name="P25">Voltar no <text:span text:style-name="T1">pgAdmin 4</text:span> dar “refresh” na tabela, ou servers.<text:line-break/></text:p>
                </text:list-item>
                <text:list-item>
                  <text:p text:style-name="P25">Caso a conexão não esteja estabelecida, basta clickar em “<text:span text:style-name="T1">Query Tool</text:span>” para restabeler nova conexão.<text:line-break/></text:p>
                </text:list-item>
              </text:list>
            </text:list-item>
          </text:list>
        </text:list-item>
      </text:list>
      <text:p text:style-name="Pagebreak"/>
      <text:h text:style-name="Heading_20_1" text:outline-level="1"><text:bookmark-start text:name="aula-121---abrir-arquivo-.sql-no-pgadmin4"/>6 Aula 121 - Abrir arquivo “.sql” no <text:span text:style-name="T1">pgAdmin4</text:span><text:bookmark-end text:name="aula-121---abrir-arquivo-.sql-no-pgadmin4"/></text:h>
      <text:list text:style-name="L26">
        <text:list-item>
          <text:p text:style-name="P26">Ao iniciar o programa <text:span text:style-name="T1">pgAdmin4</text:span>, abrir a aba <text:span text:style-name="T1">Query Tools</text:span> de programação <text:span text:style-name="T1">SQL</text:span>.<text:line-break/></text:p>
        </text:list-item>
        <text:list-item>
          <text:p text:style-name="P26">Com a aba “<text:span text:style-name="T1">Query Tools</text:span>” aberta, clickar na opção “<text:span text:style-name="T1">Open File</text:span>”, navegar pelas pastas e selecionar o arquivo com extensão “.sql” para abrir.<text:line-break/></text:p>
        </text:list-item>
        <text:list-item>
          <text:p text:style-name="P26">O arquivo será aberto na aba “<text:span text:style-name="T1">Query Tools</text:span>”.<text:line-break/></text:p>
        </text:list-item>
      </text:list>
      <text:p text:style-name="Pagebreak"/>
      <text:h text:style-name="Heading_20_1" text:outline-level="1"><text:bookmark-start text:name="aula-122---introdução-a-funções-de-agregação"/>7 Aula 122 - Introdução a funções de agregação<text:bookmark-end text:name="aula-122---introdução-a-funções-de-agregação"/></text:h>
      <text:h text:style-name="Heading_20_2" text:outline-level="2"><text:bookmark-start text:name="teoria"/>7.1 Teoria<text:bookmark-end text:name="teoria"/></text:h>
      <text:list text:style-name="L27">
        <text:list-item>
          <text:p text:style-name="P27">O que são funções de agregação?<text:line-break/></text:p>
          <text:list text:style-name="L28">
            <text:list-item>
              <text:p text:style-name="P28">Funções de agregação são funções SQL que permitem executar uma operação aritmética nos valores de uma coluna em todos os registros de uma tabela.<text:line-break/></text:p>
            </text:list-item>
            <text:list-item>
              <text:p text:style-name="P28">Uma função de agregação executa um cálculo em um conjunto de valores e retorna um único valor.<text:line-break/></text:p>
            </text:list-item>
            <text:list-item>
              <text:p text:style-name="P28">As funções de agregação frequentemente são usadas com a cláusula <text:span text:style-name="T1">GROUP BY</text:span> da instrução <text:span text:style-name="T1">SELECT</text:span>.<text:line-break/></text:p>
            </text:list-item>
            <text:list-item>
              <text:p text:style-name="P28">As funções de agregação agregam, somam e resumem registros, o que é apreciado em <text:span text:style-name="T2">data science</text:span>.<text:line-break/></text:p>
            </text:list-item>
          </text:list>
        </text:list-item>
      </text:list>
      <text:h text:style-name="Heading_20_2" text:outline-level="2"><text:bookmark-start text:name="funções-de-agregação"/>7.2 Funções de agregação<text:bookmark-end text:name="funções-de-agregação"/></text:h>
      <text:list text:style-name="L29">
        <text:list-item>
          <text:p text:style-name="P29"><text:span text:style-name="T1">AVG</text:span>()<text:line-break/></text:p>
          <text:list text:style-name="L30">
            <text:list-item>
              <text:p text:style-name="P30">Calcula a média aritmética sobre o conjunto de linhas fornecido.<text:line-break/></text:p>
            </text:list-item>
            <text:list-item>
              <text:p text:style-name="P30">Retorna a média aritmética dos valores dos registros.<text:line-break/></text:p>
            </text:list-item>
            <text:list-item>
              <text:p text:style-name="P30">Sintaxe:<text:line-break/><text:span text:style-name="T1">SELECT</text:span><text:line-break/><text:span text:style-name="T2">setor</text:span>,<text:line-break/><text:span text:style-name="T1">AVG</text:span>(<text:span text:style-name="T2">salario</text:span>) <text:span text:style-name="T1">AS</text:span> “MEDIA DE SALARIO”<text:line-break/><text:span text:style-name="T1">FROM</text:span> <text:span text:style-name="T2">tabela</text:span><text:line-break/><text:span text:style-name="T1">GROUP BY</text:span> <text:span text:style-name="T2">setor</text:span>;<text:line-break/></text:p>
            </text:list-item>
          </text:list>
        </text:list-item>
        <text:list-item>
          <text:p text:style-name="P29"><text:span text:style-name="T1">COUNT</text:span>()<text:line-break/></text:p>
          <text:list text:style-name="L31">
            <text:list-item>
              <text:p text:style-name="P31">Essa função retorna o número de itens encontrados em um grupo.<text:line-break/></text:p>
            </text:list-item>
            <text:list-item>
              <text:p text:style-name="P31">Com exceção da função <text:span text:style-name="T1">COUNT</text:span>(*), as funções de agregação ignoram valores nulos.<text:line-break/></text:p>
            </text:list-item>
            <text:list-item>
              <text:p text:style-name="P31">Sintaxe:<text:line-break/><text:span text:style-name="T1">SELECT</text:span><text:line-break/><text:span text:style-name="T2">setor</text:span>,<text:line-break/><text:span text:style-name="T1">COUNT</text:span>(<text:span text:style-name="T2">nome</text:span>) <text:span text:style-name="T1">AS</text:span> “NUMERO FUNCIONARIOS”<text:line-break/><text:span text:style-name="T1">FROM</text:span> <text:span text:style-name="T2">tabela</text:span><text:line-break/><text:span text:style-name="T1">GROUP BY</text:span> <text:span text:style-name="T2">setor</text:span>;<text:line-break/>ou<text:line-break/><text:span text:style-name="T1">SELECT</text:span><text:line-break/><text:span text:style-name="T1">COUNT</text:span>(*) <text:span text:style-name="T1">AS</text:span> “NUMERO DE REGISTROS”<text:line-break/><text:span text:style-name="T1">FROM</text:span> <text:span text:style-name="T2">tabela</text:span>;<text:line-break/></text:p>
            </text:list-item>
          </text:list>
        </text:list-item>
        <text:list-item>
          <text:p text:style-name="P29"><text:span text:style-name="T1">MIN</text:span>()<text:line-break/></text:p>
          <text:list text:style-name="L32">
            <text:list-item>
              <text:p text:style-name="P32">Retorna o valor Mínimo de um conjunto de valores.<text:line-break/></text:p>
            </text:list-item>
            <text:list-item>
              <text:p text:style-name="P32">Sintaxe:<text:line-break/><text:span text:style-name="T1">SELECT</text:span><text:line-break/><text:span text:style-name="T2">setor</text:span>,<text:line-break/><text:span text:style-name="T1">MIN</text:span>(<text:span text:style-name="T2">salario</text:span>) <text:span text:style-name="T1">AS</text:span> “MENOR SALARIO DO SETOR”<text:line-break/><text:span text:style-name="T1">FROM</text:span> <text:span text:style-name="T2">tabela</text:span><text:line-break/><text:span text:style-name="T1">GROUP BY</text:span> <text:span text:style-name="T2">setor</text:span>;<text:line-break/></text:p>
            </text:list-item>
          </text:list>
        </text:list-item>
        <text:list-item>
          <text:p text:style-name="P29"><text:span text:style-name="T1">MAX</text:span>()<text:line-break/></text:p>
          <text:list text:style-name="L33">
            <text:list-item>
              <text:p text:style-name="P33">Retorna o Valor máximo de um conjunto de valores.<text:line-break/></text:p>
            </text:list-item>
            <text:list-item>
              <text:p text:style-name="P33">Sintaxe:<text:line-break/><text:span text:style-name="T1">SELECT</text:span><text:line-break/><text:span text:style-name="T2">setor</text:span>,<text:line-break/><text:span text:style-name="T1">MAX</text:span>(<text:span text:style-name="T2">salario</text:span>) <text:span text:style-name="T1">AS</text:span> “MAIOR SALARIO DO SETOR”<text:line-break/><text:span text:style-name="T1">FROM</text:span> <text:span text:style-name="T2">tabela</text:span><text:line-break/><text:span text:style-name="T1">GROUP BY</text:span> <text:span text:style-name="T2">setor</text:span>;<text:line-break/></text:p>
            </text:list-item>
          </text:list>
        </text:list-item>
        <text:list-item>
          <text:p text:style-name="P29"><text:span text:style-name="T1">SUM</text:span>()<text:line-break/></text:p>
          <text:list text:style-name="L34">
            <text:list-item>
              <text:p text:style-name="P34">Total (Soma) de um conjunto de valores.<text:line-break/></text:p>
            </text:list-item>
            <text:list-item>
              <text:p text:style-name="P34">Sintaxe:<text:line-break/><text:span text:style-name="T1">SELECT</text:span><text:line-break/><text:span text:style-name="T2">setor</text:span>,<text:line-break/><text:span text:style-name="T1">SUM</text:span>(<text:span text:style-name="T2">salario</text:span>) <text:span text:style-name="T1">AS</text:span> “TOTAL DE SALARIOS DO SETOR”<text:line-break/><text:span text:style-name="T1">FROM</text:span> <text:span text:style-name="T2">tabela</text:span><text:line-break/><text:span text:style-name="T1">GROUP BY</text:span> <text:span text:style-name="T2">setor</text:span>;<text:line-break/></text:p>
            </text:list-item>
          </text:list>
        </text:list-item>
      </text:list>
      <text:h text:style-name="Heading_20_2" text:outline-level="2"><text:bookmark-start text:name="alias"/>7.3 <text:span text:style-name="T2">Alias</text:span><text:bookmark-end text:name="alias"/></text:h>
      <text:list text:style-name="L35">
        <text:list-item>
          <text:p text:style-name="P35">Um <text:span text:style-name="T2">alias</text:span> de coluna permite atribuir um nome temporário a uma coluna ou expressão na lista de projeção de uma instrução <text:span text:style-name="T1">SELECT</text:span>.<text:line-break/></text:p>
        </text:list-item>
        <text:list-item>
          <text:p text:style-name="P35">O <text:span text:style-name="T2">alias</text:span> da coluna existe temporariamente durante a execução da consulta.<text:line-break/></text:p>
        </text:list-item>
        <text:list-item>
          <text:p text:style-name="P35">É principalmente importante colocar <text:span text:style-name="T2">alias</text:span> em colunas que levam formulas, para facilitar o entendimento de quem vai ler a consulta.<text:line-break/></text:p>
        </text:list-item>
        <text:list-item>
          <text:p text:style-name="P35">Sintaxe:<text:line-break/><text:span text:style-name="T1">SELECT</text:span><text:line-break/><text:span text:style-name="T1">AVG</text:span>(<text:span text:style-name="T2">coluna1</text:span>) <text:span text:style-name="T1">AS</text:span> “<text:span text:style-name="T2">ALIAS</text:span>”<text:line-break/>…<text:line-break/></text:p>
        </text:list-item>
      </text:list>
      <text:p text:style-name="Pagebreak"/>
      <text:h text:style-name="Heading_20_2" text:outline-level="2"><text:bookmark-start text:name="group-by"/>7.4 <text:span text:style-name="T1">GROUP BY</text:span><text:bookmark-end text:name="group-by"/></text:h>
      <text:list text:style-name="L36">
        <text:list-item>
          <text:p text:style-name="P36">A cláusula <text:span text:style-name="T1">GROUP BY</text:span> divide as linhas retornadas da instrução <text:span text:style-name="T1">SELECT</text:span> em grupos.<text:line-break/></text:p>
        </text:list-item>
        <text:list-item>
          <text:p text:style-name="P36">Para cada grupo, você pode aplicar uma função agregada, por exemplo, <text:span text:style-name="T1">SUM</text:span>() para calcular a soma dos itens ou <text:span text:style-name="T1">COUNT</text:span>() para obter o número de itens nos grupos.<text:line-break/></text:p>
        </text:list-item>
        <text:list-item>
          <text:p text:style-name="P36">A cláusula de instrução divide as linhas pelos valores das colunas especificadas na cláusula <text:span text:style-name="T1">GROUP BY</text:span> e calcula um valor para cada grupo.<text:line-break/></text:p>
        </text:list-item>
        <text:list-item>
          <text:p text:style-name="P36">O <text:span text:style-name="T1">PostgreSQL</text:span> avalia a cláusula <text:span text:style-name="T1">GROUP BY</text:span> após as cláusulas <text:span text:style-name="T1">FROM</text:span> e <text:span text:style-name="T1">WHERE</text:span> e antes das cláusulas <text:span text:style-name="T1">HAVING SELECT</text:span>, <text:span text:style-name="T1">DISTINCT</text:span>, <text:span text:style-name="T1">ORDER BY</text:span> e <text:span text:style-name="T1">LIMIT</text:span>.</text:p>
        </text:list-item>
      </text:list>
      <text:p text:style-name="First_20_paragraph"><draw:frame draw:name="img1" svg:width="1.215042085251724in" svg:height="3.93701in"><draw:image xlink:href="Pictures/0.png" xlink:type="simple" xlink:show="embed" xlink:actuate="onLoad"/></draw:frame><text:line-break/></text:p>
      <text:list text:style-name="L37">
        <text:list-item>
          <text:p text:style-name="P37">Sintaxe:<text:line-break/><text:span text:style-name="T1">SELECT</text:span> <text:span text:style-name="T2">Country</text:span>, <text:span text:style-name="T2">Region</text:span>, <text:span text:style-name="T1">SUM</text:span>(<text:span text:style-name="T2">sales</text:span>) <text:span text:style-name="T1">AS</text:span> “Total Sales”<text:line-break/><text:span text:style-name="T1">FROM</text:span> <text:span text:style-name="T2">Sales</text:span><text:line-break/><text:span text:style-name="T1">GROUP BY</text:span> <text:span text:style-name="T2">Country</text:span>, <text:span text:style-name="T2">Region</text:span>;<text:line-break/></text:p>
        </text:list-item>
      </text:list>
      <text:p text:style-name="Pagebreak"/>
      <text:h text:style-name="Heading_20_1" text:outline-level="1"><text:bookmark-start text:name="aula-123---estatística-básica-média-e-soma"/>8 Aula 123 - Estatística básica média e soma<text:bookmark-end text:name="aula-123---estatística-básica-média-e-soma"/></text:h>
      <text:h text:style-name="Heading_20_2" text:outline-level="2"><text:bookmark-start text:name="limite-de-linhas-mostradas-numa-consulta---limit"/>8.1 Limite de linhas mostradas numa consulta - LIMIT<text:bookmark-end text:name="limite-de-linhas-mostradas-numa-consulta---limit"/></text:h>
      <text:list text:style-name="L38">
        <text:list-item>
          <text:p text:style-name="P38">O comando <text:span text:style-name="T1">LIMIT</text:span> determina a quantidade máxima de linhas/registros que serão mostrados de uma determinada consulta.<text:line-break/></text:p>
        </text:list-item>
        <text:list-item>
          <text:p text:style-name="P38">O comando vem acompanhado do número de linhas da visualização da consulta.<text:line-break/></text:p>
        </text:list-item>
        <text:list-item>
          <text:p text:style-name="P38">Sintaxe:<text:line-break/><text:span text:style-name="T1">SELECT</text:span> * <text:span text:style-name="T1">FROM</text:span> <text:span text:style-name="T2">tabela</text:span><text:line-break/><text:span text:style-name="T1">LIMIT</text:span> 10;<text:line-break/></text:p>
        </text:list-item>
      </text:list>
      <text:h text:style-name="Heading_20_2" text:outline-level="2"><text:bookmark-start text:name="order-by"/>8.2 <text:span text:style-name="T1">ORDER BY</text:span><text:bookmark-end text:name="order-by"/></text:h>
      <text:list text:style-name="L39">
        <text:list-item>
          <text:p text:style-name="P39">A palavra-chave <text:span text:style-name="T1">ORDER BY</text:span> é usada para classificar o conjunto de resultados em ordem crescente ou decrescente.<text:line-break/></text:p>
        </text:list-item>
        <text:list-item>
          <text:p text:style-name="P39">A ordem na qual as linhas são retornadas em um conjunto de resultados não é garantida, a menos que uma cláusula <text:span text:style-name="T1">ORDER BY</text:span> seja especificada.<text:line-break/></text:p>
        </text:list-item>
        <text:list-item>
          <text:p text:style-name="P39"><text:span text:style-name="T1">ORDER BY</text:span> organiza os resultados de acordo com uma ou mais colunas da tabela, podendo definir a ordem do resultados como crescente ou decrescente.<text:line-break/></text:p>
          <text:list text:style-name="L40">
            <text:list-item>
              <text:p text:style-name="P40"><text:span text:style-name="T1">ASC</text:span><text:line-break/>Classifica os registros em ordem crescente.<text:line-break/></text:p>
            </text:list-item>
            <text:list-item>
              <text:p text:style-name="P40"><text:span text:style-name="T1">DESC</text:span><text:line-break/>Classifica os registros em ordem decrescente.<text:line-break/></text:p>
            </text:list-item>
          </text:list>
        </text:list-item>
        <text:list-item>
          <text:p text:style-name="P39">A palavra-chave <text:span text:style-name="T1">ORDER BY</text:span> classifica os registros em ordem crescente por padrão. Para classificar os registros em ordem decrescente, use a palavra-chave <text:span text:style-name="T1">DESC</text:span>.<text:line-break/></text:p>
        </text:list-item>
        <text:list-item>
          <text:p text:style-name="P39">Várias colunas de classificação podem ser especificadas. Os nomes de coluna devem ser exclusivos. A sequência das colunas de classificação na cláusula <text:span text:style-name="T1">ORDER BY</text:span> define a organização do conjunto de resultados classificado. Ou seja, o conjunto de resultados é classificado pela primeira coluna e então essa lista ordenada é classificada pela segunda coluna e assim por diante.<text:line-break/></text:p>
        </text:list-item>
        <text:list-item>
          <text:p text:style-name="P39">É possivel ao invés de especificar o nome do campo/coluna no <text:span text:style-name="T1">ORDER BY</text:span>, substituir pela posição em que a coluna aparece na clausula <text:span text:style-name="T1">SELECT</text:span>. Porem não é entendida por outros bancos de dados e usuários com tanta facilidade quanto com a especificação do nome de coluna real. Além disso, as alterações na lista de seleção, como a alteração da ordem das colunas ou a adição de novas colunas, exigirão a modificação da cláusula <text:span text:style-name="T1">ORDER BY</text:span> para evitar resultados inesperados.<text:line-break/></text:p>
        </text:list-item>
        <text:list-item>
          <text:p text:style-name="P39">Sintaxe com exemplo:<text:line-break/><text:span text:style-name="T1">SELECT</text:span> * <text:span text:style-name="T1">FROM</text:span> <text:span text:style-name="T2">Customers</text:span><text:line-break/><text:span text:style-name="T1">ORDER BY</text:span> <text:span text:style-name="T2">Country</text:span> <text:span text:style-name="T1">ASC</text:span>, <text:span text:style-name="T2">CustomerName</text:span> <text:span text:style-name="T1">DESC</text:span>;<text:line-break/></text:p>
        </text:list-item>
      </text:list>
      <text:p text:style-name="Pagebreak"/>
      <text:h text:style-name="Heading_20_2" text:outline-level="2"><text:bookmark-start text:name="média---avg"/>8.3 Média - <text:span text:style-name="T1">AVG</text:span><text:bookmark-end text:name="média---avg"/></text:h>
      <text:list text:style-name="L41">
        <text:list-item>
          <text:p text:style-name="P41">A função <text:span text:style-name="T1">AVG</text:span>() retorna a média dos valores em um grupo.<text:line-break/></text:p>
        </text:list-item>
        <text:list-item>
          <text:p text:style-name="P41">Ignora valores nulos.<text:line-break/></text:p>
        </text:list-item>
        <text:list-item>
          <text:p text:style-name="P41">Sintaxe:<text:line-break/><text:span text:style-name="T1">SELECT</text:span><text:line-break/><text:span text:style-name="T1">AVG</text:span>(<text:span text:style-name="T2">preco</text:span>) <text:span text:style-name="T1">AS</text:span> “PRECO_MEDIO”<text:line-break/><text:span text:style-name="T1">FROM</text:span> <text:span text:style-name="T2">produto</text:span>;<text:line-break/></text:p>
        </text:list-item>
      </text:list>
      <text:h text:style-name="Heading_20_2" text:outline-level="2"><text:bookmark-start text:name="soma-total---sum"/>8.4 Soma total - <text:span text:style-name="T1">SUM</text:span><text:bookmark-end text:name="soma-total---sum"/></text:h>
      <text:list text:style-name="L42">
        <text:list-item>
          <text:p text:style-name="P42">A função <text:span text:style-name="T1">SUM</text:span>() retorna a soma de todos os valores ou somente os valores <text:span text:style-name="T1">DISTINCT</text:span> na expressão.<text:line-break/></text:p>
        </text:list-item>
        <text:list-item>
          <text:p text:style-name="P42"><text:span text:style-name="T1">SUM</text:span>() pode ser usado exclusivamente com colunas numéricas.<text:line-break/></text:p>
        </text:list-item>
        <text:list-item>
          <text:p text:style-name="P42">Valores nulos são ignorados.<text:line-break/></text:p>
        </text:list-item>
        <text:list-item>
          <text:p text:style-name="P42">Sintaxe:<text:line-break/><text:span text:style-name="T1">SELECT</text:span><text:line-break/><text:span text:style-name="T2">nome</text:span>,<text:line-break/><text:span text:style-name="T1">SUM</text:span>(<text:span text:style-name="T2">valor</text:span>) <text:span text:style-name="T1">AS</text:span> “TOTAL_RECEBIDO”<text:line-break/><text:span text:style-name="T1">FROM</text:span> <text:span text:style-name="T2">produto</text:span><text:line-break/><text:span text:style-name="T1">GROUP BY</text:span> <text:span text:style-name="T2">id</text:span>;<text:line-break/></text:p>
        </text:list-item>
      </text:list>
      <text:p text:style-name="Pagebreak"/>
      <text:h text:style-name="Heading_20_1" text:outline-level="1"><text:bookmark-start text:name="aula-124---estatística-básica-médias"/>9 Aula 124 - Estatística básica médias<text:bookmark-end text:name="aula-124---estatística-básica-médias"/></text:h>
      <text:h text:style-name="Heading_20_2" text:outline-level="2"><text:bookmark-start text:name="preparação-dos-dados-para-aplicação-de-estatística-básica"/>9.1 Preparação dos dados para aplicação de estatística básica<text:bookmark-end text:name="preparação-dos-dados-para-aplicação-de-estatística-básica"/></text:h>
      <text:h text:style-name="Heading_20_2" text:outline-level="2"><text:bookmark-start text:name="média"/>9.2 Média<text:bookmark-end text:name="média"/></text:h>
      <text:h text:style-name="Heading_20_2" text:outline-level="2"><text:bookmark-start text:name="mediana"/>9.3 Mediana<text:bookmark-end text:name="mediana"/></text:h>
      <text:h text:style-name="Heading_20_2" text:outline-level="2"><text:bookmark-start text:name="moda"/>9.4 Moda<text:bookmark-end text:name="moda"/></text:h>
      <text:h text:style-name="Heading_20_2" text:outline-level="2"><text:bookmark-start text:name="amplitude"/>9.5 Amplitude<text:bookmark-end text:name="amplitude"/></text:h>
      <text:h text:style-name="Heading_20_2" text:outline-level="2"><text:bookmark-start text:name="variancia"/>9.6 Variancia<text:bookmark-end text:name="variancia"/></text:h>
      <text:h text:style-name="Heading_20_2" text:outline-level="2"><text:bookmark-start text:name="desvio-padrão"/>9.7 Desvio padrão<text:bookmark-end text:name="desvio-padrão"/></text:h>
      <text:h text:style-name="Heading_20_2" text:outline-level="2"><text:bookmark-start text:name="coeficiente-de-variancia"/>9.8 Coeficiente de variancia<text:bookmark-end text:name="coeficiente-de-variancia"/></text:h>
      <text:p text:style-name="Pagebreak"/>
      <text:h text:style-name="Heading_20_1" text:outline-level="1"><text:bookmark-start text:name="observações"/>10 Observações<text:bookmark-end text:name="observações"/></text:h>
      <text:h text:style-name="Heading_20_2" text:outline-level="2"><text:bookmark-start text:name="exportação-de-dados"/>10.1 Exportação de dados<text:bookmark-end text:name="exportação-de-dados"/></text:h>
      <text:list text:style-name="L43">
        <text:list-item>
          <text:p text:style-name="P43">Uma das maneiras mais facil de exportar dados é atraves da extensão “.csv”.<text:line-break/></text:p>
        </text:list-item>
        <text:list-item>
          <text:p text:style-name="P43">O <text:span text:style-name="T1">PostgreSQL</text:span> ofecere opções para facilmente exportar dados em “.csv”.<text:line-break/></text:p>
        </text:list-item>
        <text:list-item>
          <text:p text:style-name="P43">Passo a passo:<text:line-break/></text:p>
          <text:list text:style-name="L44">
            <text:list-item>
              <text:p text:style-name="P44">Basta fazer a consulta que deseja exportar, pela aba “<text:span text:style-name="T1">Query Tools</text:span>”.<text:line-break/></text:p>
            </text:list-item>
            <text:list-item>
              <text:p text:style-name="P44">Lembrando de colocar <text:span text:style-name="T2">alias</text:span> nas colunas/campos que levam funções, para melhor entendimento de quem for fazer a leitura do arquivo exportado.<text:line-break/></text:p>
            </text:list-item>
            <text:list-item>
              <text:p text:style-name="P44">Na janela em que aparece o resultado da consulta, tem a aba “Data Output” (na qual, por default, já é a aba em que aparecem os resultados das consultas), tem o ícone “<text:span text:style-name="T2">Save results to file</text:span>”.<text:line-break/></text:p>
            </text:list-item>
            <text:list-item>
              <text:p text:style-name="P44">Ao clickar no ícone “<text:span text:style-name="T2">Save results to file</text:span>”, é oferecido a opção de salvar a consulta como “.csv”.<text:line-break/></text:p>
            </text:list-item>
          </text:list>
        </text:list-item>
      </text:list>
      <text:h text:style-name="Heading_20_2" text:outline-level="2"><text:bookmark-start text:name="breve-explicação-de-business-intelligence-e-data-science"/>10.2 Breve explicação de Business Intelligence e Data Science<text:bookmark-end text:name="breve-explicação-de-business-intelligence-e-data-science"/></text:h>
      <text:list text:style-name="L45">
        <text:list-item>
          <text:p text:style-name="P45">Business Intelligence (BI):<text:line-break/></text:p>
          <text:list text:style-name="L46">
            <text:list-item>
              <text:p text:style-name="P46">Esta preocupado com entender o que aconteceu no passado.<text:line-break/></text:p>
            </text:list-item>
          </text:list>
        </text:list-item>
        <text:list-item>
          <text:p text:style-name="P45">Data Science:<text:line-break/></text:p>
          <text:list text:style-name="L47">
            <text:list-item>
              <text:p text:style-name="P47">Através dos dados, tentar prever tendências futuras.<text:line-break/></text:p>
            </text:list-item>
          </text:list>
        </text:list-item>
      </text:list>
      <text:p text:style-name="Pagebreak"/>
      <text:h text:style-name="Heading_20_1" text:outline-level="1"><text:bookmark-start text:name="andamento-dos-estudos"/>11 Andamento dos Estudos<text:bookmark-end text:name="andamento-dos-estudos"/></text:h>
      <text:h text:style-name="Heading_20_2" text:outline-level="2"><text:bookmark-start text:name="assunto-em-andamento"/>11.1 Assunto em andamento<text:bookmark-end text:name="assunto-em-andamento"/></text:h>
      <text:p text:style-name="First_20_paragraph">Atualmente estou estudando Módulo 30 - AULA 124.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8</meta:generator>
    <dc:title>PostgreSQL</dc:title>
    <dc:description/>
    <dc:subject/>
    <meta:keyword/>
    <meta:initial-creator>Sergio Pedro R Oliveira</meta:initial-creator>
    <dc:creator>Sergio Pedro R Oliveira</dc:creator>
    <meta:creation-date>2022-08-23T10:08:43Z</meta:creation-date>
    <dc:date>2022-08-23T10:08:43Z</dc:date>
    <meta:user-defined meta:name="date" meta:value-type="string">2022-08-23</meta:user-defined>
    <meta:user-defined meta:name="output" meta:value-type="string"/>
    <meta:user-defined meta:name="subtitle" meta:value-type="string">Readme.rmd</meta:user-defined>
  </office:meta>
</office:document-meta>
</file>